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1be8f6"/>
    </style:style>
    <style:style style:name="P3" style:family="paragraph" style:parent-style-name="Heading_20_2">
      <style:paragraph-properties fo:margin-top="0in" fo:margin-bottom="0.0181in" style:contextual-spacing="false"/>
      <style:text-properties style:use-window-font-color="true" loext:opacity="0%" style:font-name="Courier New" fo:font-size="10pt" officeooo:paragraph-rsid="0604d8db" style:font-size-asian="10pt" style:font-size-complex="10pt"/>
    </style:style>
    <style:style style:name="P4" style:family="paragraph" style:parent-style-name="Heading_20_2">
      <style:text-properties style:use-window-font-color="true" loext:opacity="0%" officeooo:paragraph-rsid="060e01c3"/>
    </style:style>
    <style:style style:name="P5" style:family="paragraph" style:parent-style-name="Text_20_body">
      <style:text-properties officeooo:paragraph-rsid="062c4cf1"/>
    </style:style>
    <style:style style:name="P6" style:family="paragraph" style:parent-style-name="Text_20_body">
      <style:text-properties style:use-window-font-color="true" loext:opacity="0%" officeooo:rsid="062c4cf1" officeooo:paragraph-rsid="062c4cf1"/>
    </style:style>
    <style:style style:name="P7" style:family="paragraph" style:parent-style-name="Text_20_body">
      <style:text-properties style:use-window-font-color="true" loext:opacity="0%" officeooo:paragraph-rsid="065849ba"/>
    </style:style>
    <style:style style:name="P8" style:family="paragraph" style:parent-style-name="Text_20_body">
      <style:text-properties style:use-window-font-color="true" loext:opacity="0%" officeooo:rsid="062dc3cb" officeooo:paragraph-rsid="065849ba"/>
    </style:style>
    <style:style style:name="P9" style:family="paragraph" style:parent-style-name="Text_20_body">
      <style:text-properties style:use-window-font-color="true" loext:opacity="0%"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10" style:family="paragraph" style:parent-style-name="Heading_20_2">
      <style:text-properties style:use-window-font-color="true" loext:opacity="0%" officeooo:paragraph-rsid="064f9660"/>
    </style:style>
    <style:style style:name="P11" style:family="paragraph" style:parent-style-name="Text_20_body">
      <style:text-properties style:use-window-font-color="true" loext:opacity="0%" officeooo:rsid="05a5313d" officeooo:paragraph-rsid="064f9660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d32eff" officeooo:paragraph-rsid="064f9660"/>
    </style:style>
    <style:style style:name="P13" style:family="paragraph" style:parent-style-name="Text_20_body">
      <style:text-properties style:use-window-font-color="true" loext:opacity="0%" officeooo:paragraph-rsid="064f9660"/>
    </style:style>
    <style:style style:name="P14" style:family="paragraph" style:parent-style-name="Text_20_body">
      <style:text-properties officeooo:rsid="05a5313d" officeooo:paragraph-rsid="064f9660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rsid="06007ef7" officeooo:paragraph-rsid="064f9660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language="en" fo:country="US" style:text-underline-style="none" fo:font-weight="normal" officeooo:rsid="065f53fd" officeooo:paragraph-rsid="065f53fd" style:font-weight-asian="normal" style:font-name-complex="David CLM" style:font-weight-complex="normal"/>
    </style:style>
    <style:style style:name="P17" style:family="paragraph" style:parent-style-name="Heading_20_2">
      <style:text-properties style:use-window-font-color="true" loext:opacity="0%" officeooo:paragraph-rsid="065291a9"/>
    </style:style>
    <style:style style:name="P18" style:family="paragraph" style:parent-style-name="Heading_20_2">
      <style:text-properties officeooo:paragraph-rsid="065291a9"/>
    </style:style>
    <style:style style:name="P19" style:family="paragraph" style:parent-style-name="Text_20_body">
      <style:text-properties style:use-window-font-color="true" loext:opacity="0%" style:font-name="Monospace" officeooo:rsid="06643041" officeooo:paragraph-rsid="06643041" style:font-size-asian="10.5pt" style:font-name-complex="David CLM1" style:font-weight-complex="normal"/>
    </style:style>
    <style:style style:name="P20" style:family="paragraph" style:parent-style-name="Text_20_body">
      <style:text-properties style:use-window-font-color="true" loext:opacity="0%" style:font-name="Monospace" officeooo:rsid="06662f84" officeooo:paragraph-rsid="06662f84" style:font-size-asian="10.5pt" style:font-name-complex="David CLM1" style:font-weight-complex="normal"/>
    </style:style>
    <style:style style:name="P21" style:family="paragraph" style:parent-style-name="Heading_20_2">
      <style:text-properties style:use-window-font-color="true" loext:opacity="0%" officeooo:rsid="05a1cfed" officeooo:paragraph-rsid="06643041"/>
    </style:style>
    <style:style style:name="P22" style:family="paragraph" style:parent-style-name="Heading_20_2">
      <style:text-properties officeooo:paragraph-rsid="0667efdc"/>
    </style:style>
    <style:style style:name="P23" style:family="paragraph" style:parent-style-name="Text_20_body">
      <style:text-properties style:use-window-font-color="true" loext:opacity="0%" officeooo:paragraph-rsid="0667efdc"/>
    </style:style>
    <style:style style:name="P24" style:family="paragraph" style:parent-style-name="Text_20_body">
      <style:text-properties style:use-window-font-color="true" loext:opacity="0%" style:font-name="Monospace" officeooo:rsid="05d848fb" officeooo:paragraph-rsid="0667efdc" style:font-size-asian="10.5pt" style:font-name-complex="David CLM1" style:font-weight-complex="normal"/>
    </style:style>
    <style:style style:name="P25" style:family="paragraph" style:parent-style-name="Text_20_body">
      <style:text-properties style:use-window-font-color="true" loext:opacity="0%" officeooo:paragraph-rsid="0669125f"/>
    </style:style>
    <style:style style:name="P26" style:family="paragraph" style:parent-style-name="Text_20_body">
      <style:text-properties style:use-window-font-color="true" loext:opacity="0%" officeooo:rsid="04c11b0a" officeooo:paragraph-rsid="066abe63"/>
    </style:style>
    <style:style style:name="P27" style:family="paragraph" style:parent-style-name="Text_20_body">
      <style:text-properties fo:color="#f10d0c" loext:opacity="100%" officeooo:rsid="04c11b0a" officeooo:paragraph-rsid="066abe63"/>
    </style:style>
    <style:style style:name="P28" style:family="paragraph" style:parent-style-name="Text_20_body">
      <style:text-properties style:use-window-font-color="true" loext:opacity="0%" style:font-name="David" fo:language="en" fo:country="US" style:text-underline-style="none" fo:font-weight="normal" officeooo:rsid="0668a239" officeooo:paragraph-rsid="0668a239" style:font-size-asian="10.5pt" style:font-weight-asian="normal" style:font-name-complex="David CLM1" style:font-weight-complex="normal"/>
    </style:style>
    <style:style style:name="P29" style:family="paragraph" style:parent-style-name="Text_20_body">
      <style:text-properties style:use-window-font-color="true" loext:opacity="0%" style:font-name="David" fo:language="en" fo:country="US" style:text-underline-style="none" fo:font-weight="normal" officeooo:rsid="06643041" officeooo:paragraph-rsid="0667efdc" style:font-size-asian="10.5pt" style:font-weight-asian="normal" style:font-name-complex="David CLM1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officeooo:rsid="064c5866"/>
    </style:style>
    <style:style style:name="T6" style:family="text">
      <style:text-properties fo:language="en" fo:country="US" officeooo:rsid="060e01c3"/>
    </style:style>
    <style:style style:name="T7" style:family="text">
      <style:text-properties officeooo:rsid="05c725fd"/>
    </style:style>
    <style:style style:name="T8" style:family="text">
      <style:text-properties officeooo:rsid="05a5313d"/>
    </style:style>
    <style:style style:name="T9" style:family="text">
      <style:text-properties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officeooo:rsid="06575cfb"/>
    </style:style>
    <style:style style:name="T11" style:family="text">
      <style:text-properties style:use-window-font-color="true" loext:opacity="0%" style:font-name="David" officeooo:rsid="062c4cf1"/>
    </style:style>
    <style:style style:name="T12" style:family="text">
      <style:text-properties style:use-window-font-color="true" loext:opacity="0%" style:font-name="David" officeooo:rsid="06575cfb"/>
    </style:style>
    <style:style style:name="T13" style:family="text">
      <style:text-properties style:use-window-font-color="true" loext:opacity="0%" officeooo:rsid="062c4cf1"/>
    </style:style>
    <style:style style:name="T14" style:family="text">
      <style:text-properties style:use-window-font-color="true" loext:opacity="0%" style:font-name="David" officeooo:rsid="062c4cf1" style:font-size-asian="10.5pt" style:font-name-complex="David CLM1" style:font-weight-complex="normal"/>
    </style:style>
    <style:style style:name="T15" style:family="text">
      <style:text-properties style:use-window-font-color="true" loext:opacity="0%" style:font-name="David" fo:font-weight="bold" officeooo:rsid="062c4cf1" style:font-weight-asian="bold" style:font-weight-complex="bold"/>
    </style:style>
    <style:style style:name="T16" style:family="text">
      <style:text-properties style:font-name="David"/>
    </style:style>
    <style:style style:name="T17" style:family="text">
      <style:text-properties style:font-name="David" officeooo:rsid="062d5bba"/>
    </style:style>
    <style:style style:name="T18" style:family="text">
      <style:text-properties style:font-name="David" fo:language="en" fo:country="US" officeooo:rsid="062d5bba"/>
    </style:style>
    <style:style style:name="T19" style:family="text">
      <style:text-properties style:font-name="David" fo:language="en" fo:country="US" officeooo:rsid="065849ba"/>
    </style:style>
    <style:style style:name="T20" style:family="text">
      <style:text-properties style:font-name="David" officeooo:rsid="062d5bba" style:font-size-asian="10.5pt" style:font-name-complex="David CLM1" style:font-weight-complex="normal"/>
    </style:style>
    <style:style style:name="T21" style:family="text">
      <style:text-properties style:font-name="David" officeooo:rsid="062c4cf1"/>
    </style:style>
    <style:style style:name="T22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23" style:family="text">
      <style:text-properties style:font-name="David" fo:language="en" fo:country="US" officeooo:rsid="065849ba" style:font-size-asian="10.5pt" style:font-name-complex="David CLM1" style:font-weight-complex="normal"/>
    </style:style>
    <style:style style:name="T24" style:family="text">
      <style:text-properties style:font-name="David" fo:language="en" fo:country="US" officeooo:rsid="064f5fe1"/>
    </style:style>
    <style:style style:name="T25" style:family="text">
      <style:text-properties style:font-name="David" fo:language="en" fo:country="US" officeooo:rsid="06575cfb"/>
    </style:style>
    <style:style style:name="T26" style:family="text">
      <style:text-properties fo:language="en" fo:country="US" officeooo:rsid="064f9660"/>
    </style:style>
    <style:style style:name="T27" style:family="text">
      <style:text-properties officeooo:rsid="065f53fd"/>
    </style:style>
    <style:style style:name="T28" style:family="text">
      <style:text-properties officeooo:rsid="05d32eff"/>
    </style:style>
    <style:style style:name="T29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30" style:family="text">
      <style:text-properties officeooo:rsid="05d1d0e9"/>
    </style:style>
    <style:style style:name="T31" style:family="text">
      <style:text-properties fo:color="#f10d0c" loext:opacity="100%" fo:font-size="8pt" style:font-size-asian="8pt" style:font-size-complex="8pt"/>
    </style:style>
    <style:style style:name="T32" style:family="text">
      <style:text-properties fo:color="#069a2e" loext:opacity="100%" fo:font-size="8pt" style:font-size-asian="8pt" style:font-size-complex="8pt"/>
    </style:style>
    <style:style style:name="T33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34" style:family="text">
      <style:text-properties style:font-name="David CLM" style:text-underline-style="none" fo:font-weight="normal" officeooo:rsid="064f9660" style:font-weight-asian="normal" style:font-name-complex="David CLM" style:font-weight-complex="normal"/>
    </style:style>
    <style:style style:name="T35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36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37" style:family="text">
      <style:text-properties style:use-window-font-color="true" loext:opacity="0%" officeooo:rsid="05a1cfed"/>
    </style:style>
    <style:style style:name="T38" style:family="text">
      <style:text-properties style:use-window-font-color="true" loext:opacity="0%" officeooo:rsid="06662f84"/>
    </style:style>
    <style:style style:name="T39" style:family="text">
      <style:text-properties style:use-window-font-color="true" loext:opacity="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0" style:family="text">
      <style:text-properties style:use-window-font-color="true" loext:opacity="0%" style:font-name="Monospace" fo:font-size="12pt" fo:font-style="normal" fo:font-weight="normal" officeooo:rsid="06662f8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1" style:family="text">
      <style:text-properties officeooo:rsid="06662f84"/>
    </style:style>
    <style:style style:name="T42" style:family="text">
      <style:text-properties style:use-window-font-color="true" loext:opacity="0%" officeooo:rsid="0666ce3b"/>
    </style:style>
    <style:style style:name="T43" style:family="text">
      <style:text-properties style:use-window-font-color="true" loext:opacity="0%" style:font-name="Monospace" fo:font-size="12pt" fo:font-style="normal" fo:font-weight="normal" officeooo:rsid="0666ce3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4" style:family="text">
      <style:text-properties style:font-name="Monospace" officeooo:rsid="06643041" style:font-size-asian="10.5pt" style:font-name-complex="David CLM1" style:font-weight-complex="normal"/>
    </style:style>
    <style:style style:name="T45" style:family="text">
      <style:text-properties officeooo:rsid="05bfa8bb"/>
    </style:style>
    <style:style style:name="T46" style:family="text">
      <style:text-properties officeooo:rsid="05c8440b"/>
    </style:style>
    <style:style style:name="T47" style:family="text">
      <style:text-properties fo:font-style="italic" officeooo:rsid="05c8440b" style:font-style-asian="italic" style:font-style-complex="italic"/>
    </style:style>
    <style:style style:name="T48" style:family="text">
      <style:text-properties officeooo:rsid="05ef12cf"/>
    </style:style>
    <style:style style:name="T49" style:family="text">
      <style:text-properties style:font-name="Monospace" officeooo:rsid="05ef12cf" style:font-size-asian="10.5pt" style:font-name-complex="David CLM1" style:font-weight-complex="normal"/>
    </style:style>
    <style:style style:name="T50" style:family="text">
      <style:text-properties style:font-name="Monospace" officeooo:rsid="05d848fb" style:font-size-asian="10.5pt" style:font-name-complex="David CLM1" style:font-weight-complex="normal"/>
    </style:style>
    <style:style style:name="T51" style:family="text">
      <style:text-properties officeooo:rsid="05c8ef1f"/>
    </style:style>
    <style:style style:name="T52" style:family="text">
      <style:text-properties style:font-name="Monospace" officeooo:rsid="05f0cd0c" style:font-size-asian="10.5pt" style:font-name-complex="David CLM1" style:font-weight-complex="normal"/>
    </style:style>
    <style:style style:name="T53" style:family="text">
      <style:text-properties officeooo:rsid="05f0cd0c"/>
    </style:style>
    <style:style style:name="T54" style:family="text">
      <style:text-properties style:use-window-font-color="true" loext:opacity="0%" officeooo:rsid="0667efdc"/>
    </style:style>
    <style:style style:name="T55" style:family="text">
      <style:text-properties style:use-window-font-color="true" loext:opacity="0%" style:font-name="Monospace" fo:font-size="12pt" fo:font-style="normal" fo:font-weight="normal" officeooo:rsid="0667efd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6" style:family="text">
      <style:text-properties style:font-name="Monospace" officeooo:rsid="0667efdc" style:font-size-asian="10.5pt" style:font-name-complex="David CLM1" style:font-weight-complex="normal"/>
    </style:style>
    <style:style style:name="T57" style:family="text">
      <style:text-properties style:font-name="Monospace" officeooo:rsid="0669125f" style:font-size-asian="10.5pt" style:font-name-complex="David CLM1" style:font-weight-complex="normal"/>
    </style:style>
    <style:style style:name="T58" style:family="text">
      <style:text-properties style:font-name="Monospace" officeooo:rsid="0668a239" style:font-size-asian="10.5pt" style:font-name-complex="David CLM1" style:font-weight-complex="normal"/>
    </style:style>
    <style:style style:name="T59" style:family="text">
      <style:text-properties officeooo:rsid="04d75d17"/>
    </style:style>
    <style:style style:name="T60" style:family="text">
      <style:text-properties fo:color="#f10d0c" loext:opacity="100%" officeooo:rsid="04d75d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</text:span><text:span text:style-name="T3">- אלגוריתמים </text:span><text:span text:style-name="T4">מגלי-אמת</text:span></text:h>
      <text:p text:style-name="P2">‫יש לענות על שאלה אחת לבחירתכם. שאלות או סעיפים עם כוכבית‬ מזכים <text:span text:style-name="T5">בניקוד כפול.</text:span>‬</text:p>
      <text:p text:style-name="P2">‫יש להוכיח את נכונות התשובות. אפשר לכתוב אלגוריתם בפסאודו-קוד, אבל הוא צריך להיות מדוייק ‫ומפורט ברמה של שפת תיכנות.‬</text:p>
      <text:p text:style-name="P3"/>
      <text:p text:style-name="P4">שאלה <text:span text:style-name="T6">1</text:span><text:span text:style-name="T7">:</text:span> <text:span text:style-name="T8">אלגוריתם </text:span><text:span text:style-name="T9">מגלה-אמת</text:span><text:span text:style-name="T8"> </text:span><text:span text:style-name="T10">לחלוקת חדרים</text:span></text:p>
      <text:p text:style-name="P5"><text:span text:style-name="T11">נתונים n </text:span><text:span text:style-name="T12">דיירים </text:span><text:span text:style-name="T11">ו־n </text:span><text:span text:style-name="T12">חדרים</text:span><text:span text:style-name="T11">. צריך לתת </text:span><text:span text:style-name="T12">חדר </text:span><text:span text:style-name="הבחנה"><text:span text:style-name="T13">אחד בדיוק</text:span></text:span><text:span text:style-name="T11"> לכל </text:span><text:span text:style-name="T12">דייר</text:span><text:span text:style-name="T11">, כך שסכום הערכים יהיה גדול ביותר. </text:span><text:span text:style-name="T14">ה</text:span><text:span text:style-name="T11">אלגוריתם צריך להיות </text:span><text:span text:style-name="T15">מגלה אמת</text:span><text:span text:style-name="T11">.</text:span></text:p>
      <text:p text:style-name="P6"><text:span text:style-name="T16">א. הדגימו </text:span><text:span text:style-name="T17">את פעולת אלגוריתם VCG </text:span><text:span text:style-name="T18">על בעיית </text:span><text:span text:style-name="T19">חלוקת חדרים </text:span><text:span text:style-name="T18">עם שני </text:span><text:span text:style-name="T19">דיירים </text:span><text:span text:style-name="T18">ושני </text:span><text:span text:style-name="T19">חדרים</text:span><text:span text:style-name="T18">.</text:span></text:p>
      <text:p text:style-name="P7"><text:span text:style-name="T20">ב</text:span><text:span text:style-name="T21">. הדגימו </text:span><text:span text:style-name="T17">את פעולת אלגוריתם VCG </text:span><text:span text:style-name="T18">על בעיית </text:span><text:span text:style-name="T19">חלוקת חדרים </text:span><text:span text:style-name="T18">עם </text:span><text:span text:style-name="T22">שלושה</text:span><text:span text:style-name="T18"> </text:span><text:span text:style-name="T19">דיירים </text:span><text:span text:style-name="T18">ו</text:span><text:span text:style-name="T22">שלושה </text:span><text:span text:style-name="T23">חדרים</text:span><text:span text:style-name="T18">.</text:span></text:p>
      <text:p text:style-name="P8"><text:span text:style-name="T24">* </text:span><text:span text:style-name="T18">ג. </text:span><text:span text:style-name="T24">הוכיחו, שאלגוריתם VCG </text:span><text:span text:style-name="T25">לבעיית </text:span><text:span text:style-name="T19">חלוקת החדרים </text:span><text:span text:style-name="T24">נותן תמיד חלוקה ללא קנאה.</text:span></text:p>
      <text:p text:style-name="P9"/>
      <text:p text:style-name="P10">שאלה <text:span text:style-name="T26">2</text:span><text:span text:style-name="T7">:</text:span> <text:span text:style-name="T8">תכנות – אלגוריתם </text:span><text:span text:style-name="T9">מגלה-אמת</text:span><text:span text:style-name="T8"> למציאת מסלול קל ביותר</text:span></text:p>
      <text:p text:style-name="P11"><text:span text:style-name="T27">א. </text:span>כיתבו פונקציה בפייתון, המקבלת גרף ממושקל ושני צמתים, מוצאת את המסלול <text:span text:style-name="T28">הזול </text:span>ביותר בין שני הצמתים, ומדפיסה כמה כסף צריכה לקבל כל קשת במסלול זה, בהתאם לאלגוריתם VCG:</text:p>
      <text:p text:style-name="P12">def vcg_cheapest_path(graph, source, target): ...</text:p>
      <text:p text:style-name="P13"><text:span text:style-name="T8">לצורך חישוב המסלול הקל ביותר, </text:span><text:span text:style-name="T29">השתמשו </text:span><text:span text:style-name="T8">בספרי</text:span><text:span text:style-name="T30">ה</text:span><text:span text:style-name="T8"> networkx:</text:span></text:p>
      <text:p text:style-name="P14"><text:a xlink:type="simple" xlink:href="https://networkx.github.io/documentation/stable/reference/algorithms/shortest_paths.html" text:style-name="Internet_20_link" text:visited-style-name="Visited_20_Internet_20_Link"><text:span text:style-name="T31">https://networkx.github.io/documentation/stable/reference/algorithms/shortest_paths.html</text:span></text:a><text:span text:style-name="T32"> <text:s/></text:span></text:p>
      <text:p text:style-name="P15"><text:span text:style-name="T33">כתבו בדיקות </text:span><text:span text:style-name="T34">ודוגמאות </text:span><text:span text:style-name="T33">לפונקציה שלכם בעזרת </text:span><text:span text:style-name="T35">doctest</text:span><text:span text:style-name="T36">.</text:span></text:p>
      <text:p text:style-name="P16">* ב. המימוש הפשוט של סעיף א מפעיל את אלגוריתם דייקסטרה m+1 פעמים, כאשר m הוא מספר הקשתות בגרף. הציעו מימוש יעיל יותר. הוכיחו שהמימוש שלכם נכון. השוו את זמן הריצה של המימוש שלכם לזמן הריצה של המימוש הפשוט, על גרפים עם הרבה צלעות.</text:p>
      <text:p text:style-name="P17"/>
      <text:p text:style-name="P18"><text:span text:style-name="T37">שאלה </text:span><text:span text:style-name="T38">3</text:span><text:span text:style-name="T37">: </text:span><text:span text:style-name="T39">מכרזים </text:span><text:span text:style-name="T40">למכירת חפץ אחד</text:span></text:p>
      <text:p text:style-name="Text_20_body">לכל אחד מהמכרזים הבאים, הוכיחו שהוא מגלה-אמת, או הראו <text:span text:style-name="T41">(בעזרת דוגמה) </text:span>שהוא לא מגלה-אמת.</text:p>
      <text:p text:style-name="P19">א. מי שאומר את הערך הגבוה ביותר זוכה, ומשלם 90% מהערך שאמר. </text:p>
      <text:p text:style-name="P19">ב. מי שאומר את הערך הגבוה ביותר זוכה, ומשלם את הממוצע בין המחיר שלו לבין המחיר השני. </text:p>
      <text:p text:style-name="P20">ג. מי שאומר את הערך הגבוה ביותר זוכה, ומשלם את המחיר השלישי.</text:p>
      <text:p text:style-name="P21"><text:soft-page-break/></text:p>
      <text:p text:style-name="P22"><text:span text:style-name="T37">שאלה </text:span><text:span text:style-name="T42">4</text:span><text:span text:style-name="T37">: </text:span><text:span text:style-name="T43">גרסאות של מכרז VCG</text:span></text:p>
      <text:p text:style-name="P23"><text:span text:style-name="T44">א</text:span><text:span text:style-name="T45">. </text:span><text:span text:style-name="T46">הצעד הראשון במכרז VCG הוא מציאת האפשרות הממקסמת את </text:span><text:span text:style-name="T47">סכום </text:span><text:span text:style-name="T46">ערכי המשתתפים. </text:span><text:span text:style-name="T48">הראו, שאם </text:span><text:span text:style-name="T49">במקום זה </text:span><text:span text:style-name="T46">מוצאים את האפשרות הממקסמת את </text:span><text:span text:style-name="T47">מכפלת </text:span><text:span text:style-name="T46">ערכי המשתתפים – המכרז </text:span><text:span text:style-name="T49">אינו </text:span><text:span text:style-name="T50">מגלה-אמת.</text:span></text:p>
      <text:p text:style-name="P23"><text:span text:style-name="T44">ב</text:span><text:span text:style-name="T51">. במכרז VCG, </text:span><text:span text:style-name="T52">תשלומי השחקנים נמסרים למנהל-המכרז. הראו, שאם תשלומי השחקנים מחולקים </text:span><text:span text:style-name="T51">שווה בשווה בין המשתתפים – המכרז </text:span><text:span text:style-name="T53">אינו </text:span><text:span text:style-name="T50">מגלה-אמת.</text:span></text:p>
      <text:p text:style-name="P24"/>
      <text:p text:style-name="P22"><text:span text:style-name="T54">* </text:span><text:span text:style-name="T37">שאלה</text:span><text:span text:style-name="T42"> </text:span><text:span text:style-name="T54">5</text:span><text:span text:style-name="T37">: </text:span><text:span text:style-name="T55">איך לגרום לשמאי לעבוד בשבילך</text:span></text:p>
      <text:p text:style-name="P25"><text:span text:style-name="T56">יש לכם רכב ישן. </text:span><text:span text:style-name="T57">אתם יודעים שהוא שווה בין 10,000 ל-20,000, אבל אין לכם מושג כמה בדיוק. </text:span><text:span text:style-name="T56">אתם רוצים לדעת </text:span><text:span text:style-name="T57">את הערך המדויק שלו</text:span><text:span text:style-name="T56">. אתם יכולים להזמין שמאי, אבל הוא גם ייקח מכם הרבה כסף, וגם לא בטוח שהוא יגיד לכם את האמת. הציעו רעיון שיאפשר לכם לגרום לשמאי להגיד </text:span><text:span text:style-name="T58">לכם את הערך האמתי של הרכב</text:span><text:span text:style-name="T56">, בלי שתצטרכו לשלם לו כסף מהכיס. </text:span></text:p>
      <text:p text:style-name="P26"><text:span text:style-name="T59"><text:s/></text:span><text:a xlink:type="simple" xlink:href="https://www.econ2.uni-bonn.de/pdf/papers/goethes_second.pdf" text:style-name="Internet_20_link" text:visited-style-name="Visited_20_Internet_20_Link"><text:span text:style-name="T60"/></text:a></text:p>
      <text:p text:style-name="P27"/>
      <text:p text:style-name="P28"/>
      <text:p text:style-name="P28"/>
      <text:p text:style-name="P29"><text:span text:style-name="T4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11T18:18:44.283697500</dc:date>
    <meta:editing-duration>P11DT23H59M43S</meta:editing-duration>
    <meta:editing-cycles>1455</meta:editing-cycles>
    <meta:document-statistic meta:table-count="0" meta:image-count="0" meta:object-count="0" meta:page-count="2" meta:paragraph-count="28" meta:word-count="409" meta:character-count="2309" meta:non-whitespace-character-count="1924"/>
  </office:meta>
</office:document-meta>
</file>